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100ac7" officeooo:paragraph-rsid="00100ac7"/>
    </style:style>
    <style:style style:name="P3" style:family="paragraph" style:parent-style-name="Text_20_body">
      <style:text-properties officeooo:rsid="00119848" officeooo:paragraph-rsid="00119848"/>
    </style:style>
    <style:style style:name="P4" style:family="paragraph" style:parent-style-name="Text_20_body">
      <style:text-properties officeooo:rsid="00265c1f" officeooo:paragraph-rsid="00265c1f"/>
    </style:style>
    <style:style style:name="P5" style:family="paragraph" style:parent-style-name="Text_20_body">
      <style:text-properties officeooo:rsid="002d361f" officeooo:paragraph-rsid="002d361f"/>
    </style:style>
    <style:style style:name="P6" style:family="paragraph" style:parent-style-name="Text_20_body">
      <style:text-properties officeooo:rsid="003bd8ea" officeooo:paragraph-rsid="003bd8ea"/>
    </style:style>
    <style:style style:name="P7" style:family="paragraph" style:parent-style-name="Text_20_body">
      <style:text-properties officeooo:rsid="003b60a7" officeooo:paragraph-rsid="003b60a7"/>
    </style:style>
    <style:style style:name="P8" style:family="paragraph" style:parent-style-name="Text_20_body">
      <style:text-properties officeooo:rsid="00417793" officeooo:paragraph-rsid="00417793"/>
    </style:style>
    <style:style style:name="P9" style:family="paragraph" style:parent-style-name="Text_20_body">
      <style:text-properties officeooo:rsid="004257f0" officeooo:paragraph-rsid="004257f0"/>
    </style:style>
    <style:style style:name="P10" style:family="paragraph" style:parent-style-name="Text_20_body">
      <style:text-properties officeooo:rsid="004b7659" officeooo:paragraph-rsid="004b7659"/>
    </style:style>
    <style:style style:name="P11" style:family="paragraph" style:parent-style-name="Text_20_body">
      <style:text-properties officeooo:rsid="005a8087" officeooo:paragraph-rsid="005a8087"/>
    </style:style>
    <style:style style:name="P12" style:family="paragraph" style:parent-style-name="Text_20_body">
      <style:text-properties officeooo:rsid="004b36f9" officeooo:paragraph-rsid="0049a9b4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officeooo:rsid="00205638" officeooo:paragraph-rsid="00205638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officeooo:rsid="00220441" officeooo:paragraph-rsid="00220441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18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19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20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21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22" style:family="paragraph" style:parent-style-name="Text_20_body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23" style:family="paragraph" style:parent-style-name="Text_20_body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24" style:family="paragraph" style:parent-style-name="Text_20_body">
      <style:paragraph-properties fo:margin-left="0.9846in" fo:margin-right="0in" fo:text-indent="0in" style:auto-text-indent="false"/>
      <style:text-properties officeooo:rsid="002d6642" officeooo:paragraph-rsid="002d6642"/>
    </style:style>
    <style:style style:name="P25" style:family="paragraph" style:parent-style-name="Text_20_body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26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27" style:family="paragraph" style:parent-style-name="Text_20_body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28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29" style:family="paragraph" style:parent-style-name="Text_20_body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30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31" style:family="paragraph" style:parent-style-name="Text_20_body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32" style:family="paragraph" style:parent-style-name="Title">
      <style:text-properties officeooo:rsid="0007204f" officeooo:paragraph-rsid="0007204f"/>
    </style:style>
    <style:style style:name="P33" style:family="paragraph" style:parent-style-name="Subtitle">
      <style:text-properties officeooo:rsid="0016eb8b" officeooo:paragraph-rsid="0016eb8b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officeooo:rsid="005a8087" officeooo:paragraph-rsid="005a8087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officeooo:rsid="002d3872" officeooo:paragraph-rsid="002d3872"/>
    </style:style>
    <style:style style:name="P36" style:family="paragraph" style:parent-style-name="Text_20_body" style:list-style-name="L1">
      <style:text-properties officeooo:rsid="002d361f" officeooo:paragraph-rsid="002d361f"/>
    </style:style>
    <style:style style:name="P37" style:family="paragraph" style:parent-style-name="Text_20_body" style:list-style-name="L2">
      <style:text-properties officeooo:rsid="002d361f" officeooo:paragraph-rsid="002d361f"/>
    </style:style>
    <style:style style:name="P38" style:family="paragraph" style:parent-style-name="Text_20_body" style:list-style-name="L3">
      <style:text-properties officeooo:rsid="005a8087" officeooo:paragraph-rsid="005a8087"/>
    </style:style>
    <style:style style:name="P39" style:family="paragraph" style:parent-style-name="Text_20_body">
      <style:text-properties officeooo:rsid="005a8087" officeooo:paragraph-rsid="005a8087"/>
    </style:style>
    <style:style style:name="P40" style:family="paragraph" style:parent-style-name="Text_20_body">
      <style:text-properties officeooo:rsid="000e52b3" officeooo:paragraph-rsid="005ede3b"/>
    </style:style>
    <style:style style:name="P41" style:family="paragraph" style:parent-style-name="Text_20_body">
      <style:text-properties officeooo:rsid="004b7659" officeooo:paragraph-rsid="005ede3b"/>
    </style:style>
    <style:style style:name="P42" style:family="paragraph" style:parent-style-name="Text_20_body">
      <style:text-properties officeooo:rsid="0063ba27" officeooo:paragraph-rsid="0063ba27"/>
    </style:style>
    <style:style style:name="P43" style:family="paragraph" style:parent-style-name="Text_20_body">
      <style:text-properties officeooo:rsid="0063ed7a" officeooo:paragraph-rsid="006589b5"/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break-before="page"/>
      <style:text-properties officeooo:rsid="000abc94" officeooo:paragraph-rsid="000abc94"/>
    </style:style>
    <style:style style:name="P47" style:family="paragraph" style:parent-style-name="Heading_20_1">
      <style:paragraph-properties fo:break-before="page"/>
      <style:text-properties officeooo:rsid="00482632" officeooo:paragraph-rsid="00482632"/>
    </style:style>
    <style:style style:name="P48" style:family="paragraph" style:parent-style-name="Heading_20_1">
      <style:paragraph-properties fo:break-before="page"/>
      <style:text-properties officeooo:rsid="003b60a7" officeooo:paragraph-rsid="003b60a7"/>
    </style:style>
    <style:style style:name="P49" style:family="paragraph" style:parent-style-name="Heading_20_1">
      <style:paragraph-properties fo:break-before="page"/>
      <style:text-properties officeooo:rsid="00417793" officeooo:paragraph-rsid="00417793"/>
    </style:style>
    <style:style style:name="P50" style:family="paragraph" style:parent-style-name="Heading_20_1">
      <style:paragraph-properties fo:break-before="page"/>
      <style:text-properties officeooo:rsid="005a8087" officeooo:paragraph-rsid="005a8087"/>
    </style:style>
    <style:style style:name="P51" style:family="paragraph" style:parent-style-name="Heading_20_1">
      <style:paragraph-properties fo:break-before="page"/>
      <style:text-properties officeooo:rsid="000e5af3" officeooo:paragraph-rsid="000e5af3"/>
    </style:style>
    <style:style style:name="P52" style:family="paragraph" style:parent-style-name="Heading_20_1">
      <style:paragraph-properties fo:break-before="page"/>
      <style:text-properties officeooo:rsid="00259545" officeooo:paragraph-rsid="00259545"/>
    </style:style>
    <style:style style:name="P53" style:family="paragraph" style:parent-style-name="Heading_20_1">
      <style:paragraph-properties fo:break-before="page"/>
      <style:text-properties officeooo:rsid="0063ba27" officeooo:paragraph-rsid="0063ba27"/>
    </style:style>
    <style:style style:name="P54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55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56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57" style:family="paragraph" style:parent-style-name="Heading_20_3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58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59" style:family="paragraph" style:parent-style-name="Heading_20_3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60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61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62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2a0a68"/>
    </style:style>
    <style:style style:name="P63" style:family="paragraph" style:parent-style-name="Heading_20_3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64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65" style:family="paragraph" style:parent-style-name="Heading_20_3">
      <style:paragraph-properties fo:margin-left="0.9846in" fo:margin-right="0in" fo:text-indent="0in" style:auto-text-indent="false"/>
      <style:text-properties officeooo:rsid="002a0a68" officeooo:paragraph-rsid="002a0a68"/>
    </style:style>
    <style:style style:name="P66" style:family="paragraph" style:parent-style-name="Heading_20_3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67" style:family="paragraph" style:parent-style-name="Heading_20_3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68" style:family="paragraph" style:parent-style-name="Heading_20_3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69" style:family="paragraph" style:parent-style-name="Heading_20_2">
      <style:paragraph-properties fo:margin-left="0.4925in" fo:margin-right="0in" fo:text-indent="0in" style:auto-text-indent="false"/>
      <style:text-properties officeooo:rsid="0044c2bb" officeooo:paragraph-rsid="0044c2bb"/>
    </style:style>
    <style:style style:name="P70" style:family="paragraph" style:parent-style-name="Heading_20_2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71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72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73" style:family="paragraph" style:parent-style-name="Heading_20_2">
      <style:paragraph-properties fo:margin-left="0.4925in" fo:margin-right="0in" fo:text-indent="0in" style:auto-text-indent="false"/>
      <style:text-properties officeooo:rsid="0028432c" officeooo:paragraph-rsid="0028432c"/>
    </style:style>
    <style:style style:name="P74" style:family="paragraph" style:parent-style-name="Heading_20_2">
      <style:paragraph-properties fo:margin-left="0.4925in" fo:margin-right="0in" fo:text-indent="0in" style:auto-text-indent="false"/>
      <style:text-properties officeooo:rsid="00320207" officeooo:paragraph-rsid="00320207"/>
    </style:style>
    <style:style style:name="P75" style:family="paragraph" style:parent-style-name="Heading_20_2">
      <style:paragraph-properties fo:margin-left="0.4925in" fo:margin-right="0in" fo:text-indent="0in" style:auto-text-indent="false"/>
      <style:text-properties officeooo:rsid="002d3872" officeooo:paragraph-rsid="002d3872"/>
    </style:style>
    <style:style style:name="P76" style:family="paragraph" style:parent-style-name="Heading_20_2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7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T4" style:family="text">
      <style:text-properties officeooo:rsid="0023b0a1"/>
    </style:style>
    <style:style style:name="T5" style:family="text">
      <style:text-properties fo:font-weight="bold" officeooo:rsid="0023b0a1" style:font-weight-asian="bold" style:font-weight-complex="bold"/>
    </style:style>
    <style:style style:name="T6" style:family="text">
      <style:text-properties fo:font-weight="normal" officeooo:rsid="0023b0a1" style:font-weight-asian="normal" style:font-weight-complex="normal"/>
    </style:style>
    <style:style style:name="T7" style:family="text">
      <style:text-properties fo:font-weight="normal" officeooo:rsid="00281a18" style:font-weight-asian="normal" style:font-weight-complex="normal"/>
    </style:style>
    <style:style style:name="T8" style:family="text">
      <style:text-properties officeooo:rsid="00312121"/>
    </style:style>
    <style:style style:name="T9" style:family="text">
      <style:text-properties officeooo:rsid="0033e611"/>
    </style:style>
    <style:style style:name="T10" style:family="text">
      <style:text-properties officeooo:rsid="003d19a2"/>
    </style:style>
    <style:style style:name="T11" style:family="text">
      <style:text-properties officeooo:rsid="004542b6"/>
    </style:style>
    <style:style style:name="T12" style:family="text">
      <style:text-properties officeooo:rsid="00454e13"/>
    </style:style>
    <style:style style:name="T13" style:family="text">
      <style:text-properties officeooo:rsid="0047afd8"/>
    </style:style>
    <style:style style:name="T14" style:family="text">
      <style:text-properties officeooo:rsid="004bb1a0"/>
    </style:style>
    <style:style style:name="T15" style:family="text">
      <style:text-properties officeooo:rsid="004f2e0e"/>
    </style:style>
    <style:style style:name="T16" style:family="text">
      <style:text-properties officeooo:rsid="0050574d"/>
    </style:style>
    <style:style style:name="T17" style:family="text">
      <style:text-properties officeooo:rsid="005a8087"/>
    </style:style>
    <style:style style:name="T18" style:family="text">
      <style:text-properties officeooo:rsid="005ba27c"/>
    </style:style>
    <style:style style:name="T19" style:family="text">
      <style:text-properties officeooo:rsid="005c8df8"/>
    </style:style>
    <style:style style:name="T20" style:family="text">
      <style:text-properties officeooo:rsid="0060980c"/>
    </style:style>
    <style:style style:name="T21" style:family="text">
      <style:text-properties officeooo:rsid="00616a10"/>
    </style:style>
    <style:style style:name="T22" style:family="text">
      <style:text-properties officeooo:rsid="00626665"/>
    </style:style>
    <style:style style:name="T23" style:family="text">
      <style:text-properties officeooo:rsid="006589b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32">Dooble Web Browser</text:p>
      <text:p text:style-name="P33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4">Table of Contents</text:p>
          </text:index-title>
          <text:p text:style-name="P45"><text:a xlink:type="simple" xlink:href="#__RefHeading___Toc105_989239493" text:style-name="Index_20_Link" text:visited-style-name="Index_20_Link">Introduction<text:tab/>3</text:a></text:p>
          <text:p text:style-name="P45"><text:a xlink:type="simple" xlink:href="#__RefHeading___Toc411_938157555" text:style-name="Index_20_Link" text:visited-style-name="Index_20_Link">Certificate Exceptions<text:tab/>4</text:a></text:p>
          <text:p text:style-name="P45"><text:a xlink:type="simple" xlink:href="#__RefHeading___Toc373_1594680094" text:style-name="Index_20_Link" text:visited-style-name="Index_20_Link">Clear Items<text:tab/>5</text:a></text:p>
          <text:p text:style-name="P45"><text:a xlink:type="simple" xlink:href="#__RefHeading___Toc413_938157555" text:style-name="Index_20_Link" text:visited-style-name="Index_20_Link">Cookies<text:tab/>6</text:a></text:p>
          <text:p text:style-name="P78"><text:a xlink:type="simple" xlink:href="#__RefHeading___Toc415_938157555" text:style-name="Index_20_Link" text:visited-style-name="Index_20_Link">Domain Filter<text:tab/>6</text:a></text:p>
          <text:p text:style-name="P78"><text:a xlink:type="simple" xlink:href="#__RefHeading___Toc417_938157555" text:style-name="Index_20_Link" text:visited-style-name="Index_20_Link">Purge Periodically<text:tab/>6</text:a></text:p>
          <text:p text:style-name="P45"><text:a xlink:type="simple" xlink:href="#__RefHeading___Toc442_938157555" text:style-name="Index_20_Link" text:visited-style-name="Index_20_Link">Downloads<text:tab/>7</text:a></text:p>
          <text:p text:style-name="P45"><text:a xlink:type="simple" xlink:href="#__RefHeading___Toc430_938157555" text:style-name="Index_20_Link" text:visited-style-name="Index_20_Link">Favorites<text:tab/>8</text:a></text:p>
          <text:p text:style-name="P45"><text:a xlink:type="simple" xlink:href="#__RefHeading___Toc24_1852866977" text:style-name="Index_20_Link" text:visited-style-name="Index_20_Link">File Menus<text:tab/>9</text:a></text:p>
          <text:p text:style-name="P78"><text:a xlink:type="simple" xlink:href="#__RefHeading___Toc27_1852866977" text:style-name="Index_20_Link" text:visited-style-name="Index_20_Link">File<text:tab/>9</text:a></text:p>
          <text:p text:style-name="P77"><text:a xlink:type="simple" xlink:href="#__RefHeading___Toc29_1852866977" text:style-name="Index_20_Link" text:visited-style-name="Index_20_Link">Authenticate<text:tab/>9</text:a></text:p>
          <text:p text:style-name="P77"><text:a xlink:type="simple" xlink:href="#__RefHeading___Toc31_1852866977" text:style-name="Index_20_Link" text:visited-style-name="Index_20_Link">New Private Window<text:tab/>9</text:a></text:p>
          <text:p text:style-name="P77"><text:a xlink:type="simple" xlink:href="#__RefHeading___Toc33_1852866977" text:style-name="Index_20_Link" text:visited-style-name="Index_20_Link">New Tab<text:tab/>9</text:a></text:p>
          <text:p text:style-name="P77"><text:a xlink:type="simple" xlink:href="#__RefHeading___Toc35_1852866977" text:style-name="Index_20_Link" text:visited-style-name="Index_20_Link">New Window<text:tab/>9</text:a></text:p>
          <text:p text:style-name="P77"><text:a xlink:type="simple" xlink:href="#__RefHeading___Toc365_1594680094" text:style-name="Index_20_Link" text:visited-style-name="Index_20_Link">Save<text:tab/>9</text:a></text:p>
          <text:p text:style-name="P77"><text:a xlink:type="simple" xlink:href="#__RefHeading___Toc37_1852866977" text:style-name="Index_20_Link" text:visited-style-name="Index_20_Link">Close Tab<text:tab/>9</text:a></text:p>
          <text:p text:style-name="P77"><text:a xlink:type="simple" xlink:href="#__RefHeading___Toc367_1594680094" text:style-name="Index_20_Link" text:visited-style-name="Index_20_Link">Print<text:tab/>9</text:a></text:p>
          <text:p text:style-name="P77"><text:a xlink:type="simple" xlink:href="#__RefHeading___Toc369_1594680094" text:style-name="Index_20_Link" text:visited-style-name="Index_20_Link">Print Preview<text:tab/>9</text:a></text:p>
          <text:p text:style-name="P77"><text:a xlink:type="simple" xlink:href="#__RefHeading___Toc39_1852866977" text:style-name="Index_20_Link" text:visited-style-name="Index_20_Link">Exit Dooble<text:tab/>10</text:a></text:p>
          <text:p text:style-name="P78"><text:a xlink:type="simple" xlink:href="#__RefHeading___Toc6182_1852866977" text:style-name="Index_20_Link" text:visited-style-name="Index_20_Link">Edit<text:tab/>10</text:a></text:p>
          <text:p text:style-name="P77"><text:a xlink:type="simple" xlink:href="#__RefHeading___Toc6184_1852866977" text:style-name="Index_20_Link" text:visited-style-name="Index_20_Link">Clear Items<text:tab/>10</text:a></text:p>
          <text:p text:style-name="P77"><text:a xlink:type="simple" xlink:href="#__RefHeading___Toc371_1594680094" text:style-name="Index_20_Link" text:visited-style-name="Index_20_Link">Find<text:tab/>10</text:a></text:p>
          <text:p text:style-name="P77"><text:a xlink:type="simple" xlink:href="#__RefHeading___Toc6186_1852866977" text:style-name="Index_20_Link" text:visited-style-name="Index_20_Link">Settings<text:tab/>10</text:a></text:p>
          <text:p text:style-name="P78"><text:a xlink:type="simple" xlink:href="#__RefHeading___Toc185_697823169" text:style-name="Index_20_Link" text:visited-style-name="Index_20_Link">Tools<text:tab/>10</text:a></text:p>
          <text:p text:style-name="P77"><text:a xlink:type="simple" xlink:href="#__RefHeading___Toc187_697823169" text:style-name="Index_20_Link" text:visited-style-name="Index_20_Link">Accepted / Blocked Domains<text:tab/>10</text:a></text:p>
          <text:p text:style-name="P77"><text:a xlink:type="simple" xlink:href="#__RefHeading___Toc189_697823169" text:style-name="Index_20_Link" text:visited-style-name="Index_20_Link">Certificate Exceptions<text:tab/>10</text:a></text:p>
          <text:p text:style-name="P77"><text:a xlink:type="simple" xlink:href="#__RefHeading___Toc191_697823169" text:style-name="Index_20_Link" text:visited-style-name="Index_20_Link">Cookies<text:tab/>10</text:a></text:p>
          <text:p text:style-name="P77"><text:a xlink:type="simple" xlink:href="#__RefHeading___Toc193_697823169" text:style-name="Index_20_Link" text:visited-style-name="Index_20_Link">Downloads<text:tab/>10</text:a></text:p>
          <text:p text:style-name="P77"><text:a xlink:type="simple" xlink:href="#__RefHeading___Toc195_697823169" text:style-name="Index_20_Link" text:visited-style-name="Index_20_Link">Favorites<text:tab/>10</text:a></text:p>
          <text:p text:style-name="P77"><text:a xlink:type="simple" xlink:href="#__RefHeading___Toc197_697823169" text:style-name="Index_20_Link" text:visited-style-name="Index_20_Link">History<text:tab/>10</text:a></text:p>
          <text:p text:style-name="P78"><text:a xlink:type="simple" xlink:href="#__RefHeading___Toc209_697823169" text:style-name="Index_20_Link" text:visited-style-name="Index_20_Link">View<text:tab/>11</text:a></text:p>
          <text:p text:style-name="P77"><text:a xlink:type="simple" xlink:href="#__RefHeading___Toc211_697823169" text:style-name="Index_20_Link" text:visited-style-name="Index_20_Link">Show Full Screen<text:tab/>11</text:a></text:p>
          <text:p text:style-name="P77"><text:a xlink:type="simple" xlink:href="#__RefHeading___Toc213_697823169" text:style-name="Index_20_Link" text:visited-style-name="Index_20_Link">Show Status Bar<text:tab/>11</text:a></text:p>
          <text:p text:style-name="P78"><text:a xlink:type="simple" xlink:href="#__RefHeading___Toc201_697823169" text:style-name="Index_20_Link" text:visited-style-name="Index_20_Link">Help<text:tab/>11</text:a></text:p>
          <text:p text:style-name="P77"><text:a xlink:type="simple" xlink:href="#__RefHeading___Toc203_697823169" text:style-name="Index_20_Link" text:visited-style-name="Index_20_Link">About<text:tab/>11</text:a></text:p>
          <text:p text:style-name="P77"><text:a xlink:type="simple" xlink:href="#__RefHeading___Toc205_697823169" text:style-name="Index_20_Link" text:visited-style-name="Index_20_Link">Show Documentation<text:tab/>11</text:a></text:p>
          <text:p text:style-name="P45"><text:a xlink:type="simple" xlink:href="#__RefHeading___Toc440_938157555" text:style-name="Index_20_Link" text:visited-style-name="Index_20_Link">History<text:tab/>12</text:a></text:p>
          <text:p text:style-name="P45"><text:a xlink:type="simple" xlink:href="#__RefHeading___Toc6188_1852866977" text:style-name="Index_20_Link" text:visited-style-name="Index_20_Link">Private Windows<text:tab/>13</text:a></text:p>
          <text:p text:style-name="P45"><text:a xlink:type="simple" xlink:href="#__RefHeading___Toc432_938157555" text:style-name="Index_20_Link" text:visited-style-name="Index_20_Link">Security Considerations<text:tab/>14</text:a></text:p>
          <text:p text:style-name="P45"><text:a xlink:type="simple" xlink:href="#__RefHeading___Toc2289_938157555" text:style-name="Index_20_Link" text:visited-style-name="Index_20_Link">Settings<text:tab/>15</text:a></text:p>
          <text:p text:style-name="P45"><text:a xlink:type="simple" xlink:href="#__RefHeading___Toc422_938157555" text:style-name="Index_20_Link" text:visited-style-name="Index_20_Link">Sources of Randomness<text:tab/>16</text:a></text:p>
          <text:p text:style-name="P78"><text:a xlink:type="simple" xlink:href="#__RefHeading___Toc424_938157555" text:style-name="Index_20_Link" text:visited-style-name="Index_20_Link">BSD<text:tab/>16</text:a></text:p>
          <text:p text:style-name="P78"><text:a xlink:type="simple" xlink:href="#__RefHeading___Toc426_938157555" text:style-name="Index_20_Link" text:visited-style-name="Index_20_Link">Linux<text:tab/>16</text:a></text:p>
          <text:p text:style-name="P78"><text:a xlink:type="simple" xlink:href="#__RefHeading___Toc428_938157555" text:style-name="Index_20_Link" text:visited-style-name="Index_20_Link">Windows<text:tab/>16</text:a></text:p>
          <text:p text:style-name="P45"><text:a xlink:type="simple" xlink:href="#__RefHeading___Toc434_938157555" text:style-name="Index_20_Link" text:visited-style-name="Index_20_Link">Supported Protocols<text:tab/>17</text:a></text:p>
        </text:index-body>
      </text:table-of-content>
      <text:p text:style-name="P1"/>
      <text:h text:style-name="P46" text:outline-level="1"><text:bookmark-start text:name="__RefHeading___Toc105_989239493"/>Introduction<text:bookmark-end text:name="__RefHeading___Toc105_989239493"/></text:h>
      <text:p text:style-name="P40">An <text:span text:style-name="T10">effective, </text:span>elegant, simple, <text:span text:style-name="T10">and zero-dependency </text:span>Web browser. <text:span text:style-name="T17">Dooble should be functional on any operating system where Qt 5.9.x is supported.</text:span></text:p>
      <text:p text:style-name="P43">The source is readily available at <text:a xlink:type="simple" xlink:href="https://github.com/textbrowser/dooble/tree/master/2.x" text:style-name="Internet_20_link" text:visited-style-name="Visited_20_Internet_20_Link"><text:span text:style-name="T23">https://github.com/textbrowser/dooble/tree/master/2.x</text:span></text:a><text:span text:style-name="T23">.</text:span></text:p>
      <text:p text:style-name="P2">[INSERT DOOBLE IMAGE]</text:p>
      <text:p text:style-name="P2"/>
      <text:h text:style-name="P47" text:outline-level="1"><text:bookmark-start text:name="__RefHeading___Toc411_938157555"/>Certificate Exceptions<text:bookmark-end text:name="__RefHeading___Toc411_938157555"/></text:h>
      <text:p text:style-name="P12">Web sites may raise SSL/TLS certificate errors. Some of these certificate errors may be overridden.</text:p>
      <text:p text:style-name="P10">[INSERT CERTIFICATE ERROR EXCEPTION]</text:p>
      <text:p text:style-name="P41">Once overridden, the Web site and the certificate error are recorded <text:span text:style-name="T15">in</text:span> the SQLite file dooble_certificate_exceptions.db <text:span text:style-name="T16">and</text:span> <text:span text:style-name="T16">access to the </text:span>specific Web site is allowed.</text:p>
      <text:p text:style-name="P10">Overridden sites are presented in the Certificate Exceptions window. Within this window, exceptions may be revoked.</text:p>
      <text:p text:style-name="P10">[INSERT CERTIFICATE EXCEPTIONS <text:span text:style-name="T14">WINDOW </text:span>IMAGE]</text:p>
      <text:p text:style-name="P10"/>
      <text:h text:style-name="P48" text:outline-level="1"><text:bookmark-start text:name="__RefHeading___Toc373_1594680094"/>Clear Items<text:bookmark-end text:name="__RefHeading___Toc373_1594680094"/></text:h>
      <text:p text:style-name="P6">The Clear Items dialog may be used to remove <text:span text:style-name="T20">history </text:span>content.</text:p>
      <text:p text:style-name="P7">[INSERT CLEAR ITEMS <text:span text:style-name="T14">DIALOG </text:span>IMAGE]</text:p>
      <text:p text:style-name="P7"/>
      <text:h text:style-name="P49" text:outline-level="1"><text:bookmark-start text:name="__RefHeading___Toc413_938157555"/>Cookie<text:span text:style-name="T13">s</text:span><text:bookmark-end text:name="__RefHeading___Toc413_938157555"/></text:h>
      <text:p text:style-name="P9">The Cookies <text:span text:style-name="T12">window </text:span>depicts <text:span text:style-name="T11">Dooble’s current </text:span>cookies. The SQLite database dooble_cookies.db contains cookie data.</text:p>
      <text:h text:style-name="P69" text:outline-level="2"><text:bookmark-start text:name="__RefHeading___Toc415_938157555"/>Domain Filter<text:bookmark-end text:name="__RefHeading___Toc415_938157555"/></text:h>
      <text:p text:style-name="P16">May be used to display only the specified domain.</text:p>
      <text:h text:style-name="P70" text:outline-level="2"><text:bookmark-start text:name="__RefHeading___Toc417_938157555"/>Purge Periodically<text:bookmark-end text:name="__RefHeading___Toc417_938157555"/></text:h>
      <text:p text:style-name="P16">If enabled, unchecked domains will be purged every 15 seconds.</text:p>
      <text:p text:style-name="P8">[INSERT COOKIES WINDOW IMAGE]</text:p>
      <text:p text:style-name="P8"/>
      <text:h text:style-name="P50" text:outline-level="1"><text:bookmark-start text:name="__RefHeading___Toc442_938157555"/>Downloads<text:bookmark-end text:name="__RefHeading___Toc442_938157555"/></text:h>
      <text:p text:style-name="P11">Dooble supports the downloading of data. Active and previous downloads are depicted in the Downloads window. Active downloads may be canceled. Dooble does not provide a mechanism for restarting a canceled or interrupted download. <text:span text:style-name="T21">Downloads data are stored in the SQLite database dooble_downloads.db file.</text:span></text:p>
      <text:p text:style-name="P11">[INSERT DOWNLOADS WINDOW IMAGE]</text:p>
      <text:p text:style-name="P11"/>
      <text:h text:style-name="P50" text:outline-level="1"><text:bookmark-start text:name="__RefHeading___Toc430_938157555"/>Favorites<text:bookmark-end text:name="__RefHeading___Toc430_938157555"/></text:h>
      <text:p text:style-name="P11">Favorites supersede bookmarks. Included are various sort options. Favorites, along with history items, are stored in the SQLite dooble_history.db database file.</text:p>
      <text:p text:style-name="P11">[INSERT FAVORITES DIALOG IMAGE]</text:p>
      <text:p text:style-name="P11"/>
      <text:h text:style-name="P51" text:outline-level="1"><text:bookmark-start text:name="__RefHeading___Toc24_1852866977"/>File Menus<text:bookmark-end text:name="__RefHeading___Toc24_1852866977"/></text:h>
      <text:p text:style-name="P3">Dooble offers a traditional menu bar. The menu bar’s visibility may be configured via the Display panel in the Settings window. <text:span text:style-name="T1">If the menu bar is hidden, it may be made visible by pressing the F10 key. Some menu options include mnemonics and shortcuts.</text:span></text:p>
      <text:h text:style-name="P71" text:outline-level="2"><text:bookmark-start text:name="__RefHeading___Toc27_1852866977"/>File<text:bookmark-end text:name="__RefHeading___Toc27_1852866977"/></text:h>
      <text:p text:style-name="P13">The File menu includes several basic functions.</text:p>
      <text:p text:style-name="P14">[INSERT FILE MENU IMAGE]</text:p>
      <text:h text:style-name="P54" text:outline-level="3"><text:bookmark-start text:name="__RefHeading___Toc29_1852866977"/>Authenticate<text:bookmark-end text:name="__RefHeading___Toc29_1852866977"/></text:h>
      <text:p text:style-name="P18">If permanent credentials are defined, this option is enabled. <text:span text:style-name="T2">An authentication dialog is displayed if the option is selected.</text:span></text:p>
      <text:h text:style-name="P55" text:outline-level="3"><text:bookmark-start text:name="__RefHeading___Toc31_1852866977"/>New Private Window<text:bookmark-end text:name="__RefHeading___Toc31_1852866977"/></text:h>
      <text:p text:style-name="P19">Open a new private window. <text:span text:style-name="T4">Please also see the </text:span><text:span text:style-name="T5">Private Windows</text:span><text:span text:style-name="T6"> section </text:span><text:span text:style-name="T7">for details on private browsing</text:span><text:span text:style-name="T6">.</text:span></text:p>
      <text:h text:style-name="P55" text:outline-level="3"><text:bookmark-start text:name="__RefHeading___Toc33_1852866977"/>New Tab<text:bookmark-end text:name="__RefHeading___Toc33_1852866977"/></text:h>
      <text:p text:style-name="P19">A new tab is appended to the end of the tab widget.</text:p>
      <text:h text:style-name="P56" text:outline-level="3"><text:bookmark-start text:name="__RefHeading___Toc35_1852866977"/>New Window<text:bookmark-end text:name="__RefHeading___Toc35_1852866977"/></text:h>
      <text:p text:style-name="P26">Open a new window.</text:p>
      <text:h text:style-name="P57" text:outline-level="3"><text:bookmark-start text:name="__RefHeading___Toc365_1594680094"/>Save<text:bookmark-end text:name="__RefHeading___Toc365_1594680094"/></text:h>
      <text:p text:style-name="P27">Save the current page. The action invokes a download request. A file dialog is not displayed.</text:p>
      <text:h text:style-name="P58" text:outline-level="3"><text:bookmark-start text:name="__RefHeading___Toc37_1852866977"/>Close Tab<text:bookmark-end text:name="__RefHeading___Toc37_1852866977"/></text:h>
      <text:p text:style-name="P28">Close the current tab. If the current tab is the only Dooble tab and <text:span text:style-name="T3">active </text:span>downloads <text:span text:style-name="T3">exist</text:span>, a confirmation prompt is displayed.</text:p>
      <text:h text:style-name="P59" text:outline-level="3"><text:bookmark-start text:name="__RefHeading___Toc367_1594680094"/>Print<text:bookmark-end text:name="__RefHeading___Toc367_1594680094"/></text:h>
      <text:p text:style-name="P29">A print dialog is displayed.</text:p>
      <text:h text:style-name="P59" text:outline-level="3"><text:bookmark-start text:name="__RefHeading___Toc369_1594680094"/>Print Preview<text:bookmark-end text:name="__RefHeading___Toc369_1594680094"/></text:h>
      <text:p text:style-name="P29">Not implemented.</text:p>
      <text:h text:style-name="P60" text:outline-level="3"><text:bookmark-start text:name="__RefHeading___Toc39_1852866977"/><text:soft-page-break/>Exit Dooble<text:bookmark-end text:name="__RefHeading___Toc39_1852866977"/></text:h>
      <text:p text:style-name="P20">Exit Dooble. A confirmation prompt is displayed if active downloads exist.</text:p>
      <text:h text:style-name="P72" text:outline-level="2"><text:bookmark-start text:name="__RefHeading___Toc6182_1852866977"/>Edit<text:bookmark-end text:name="__RefHeading___Toc6182_1852866977"/></text:h>
      <text:p text:style-name="P15">[INSERT EDIT MENU IMAGE]</text:p>
      <text:h text:style-name="P61" text:outline-level="3"><text:bookmark-start text:name="__RefHeading___Toc6184_1852866977"/>Clear Items<text:bookmark-end text:name="__RefHeading___Toc6184_1852866977"/></text:h>
      <text:p text:style-name="P30">Display an instance of the Clear Items dialog.</text:p>
      <text:h text:style-name="P63" text:outline-level="3"><text:bookmark-start text:name="__RefHeading___Toc371_1594680094"/>Find<text:bookmark-end text:name="__RefHeading___Toc371_1594680094"/></text:h>
      <text:p text:style-name="P31">Enables the Find panel.</text:p>
      <text:p text:style-name="P31">[INSERT FIND IMAGE]</text:p>
      <text:h text:style-name="P64" text:outline-level="3"><text:bookmark-start text:name="__RefHeading___Toc6186_1852866977"/>Settings<text:bookmark-end text:name="__RefHeading___Toc6186_1852866977"/></text:h>
      <text:p text:style-name="P21">Display the Settings window.</text:p>
      <text:h text:style-name="P73" text:outline-level="2"><text:bookmark-start text:name="__RefHeading___Toc185_697823169"/>Tools<text:bookmark-end text:name="__RefHeading___Toc185_697823169"/></text:h>
      <text:h text:style-name="P65" text:outline-level="3"><text:bookmark-start text:name="__RefHeading___Toc187_697823169"/>Accepted / Blocked Domains<text:bookmark-end text:name="__RefHeading___Toc187_697823169"/></text:h>
      <text:p text:style-name="P22">Display the Accepted / Blocked Domains window.</text:p>
      <text:h text:style-name="P62" text:outline-level="3"><text:bookmark-start text:name="__RefHeading___Toc189_697823169"/>Certificate Exceptions<text:bookmark-end text:name="__RefHeading___Toc189_697823169"/></text:h>
      <text:p text:style-name="P22">Display the Certificate Exceptions window.</text:p>
      <text:h text:style-name="P62" text:outline-level="3"><text:bookmark-start text:name="__RefHeading___Toc191_697823169"/>Cookies<text:bookmark-end text:name="__RefHeading___Toc191_697823169"/></text:h>
      <text:p text:style-name="P22">Display the global Cookies window.</text:p>
      <text:h text:style-name="P66" text:outline-level="3"><text:bookmark-start text:name="__RefHeading___Toc193_697823169"/>Downloads<text:bookmark-end text:name="__RefHeading___Toc193_697823169"/></text:h>
      <text:p text:style-name="P22">Display the Downloads window.</text:p>
      <text:h text:style-name="P66" text:outline-level="3"><text:bookmark-start text:name="__RefHeading___Toc195_697823169"/>Favorites<text:bookmark-end text:name="__RefHeading___Toc195_697823169"/></text:h>
      <text:p text:style-name="P22">Display the Favorites window.</text:p>
      <text:h text:style-name="P66" text:outline-level="3"><text:bookmark-start text:name="__RefHeading___Toc197_697823169"/>History<text:bookmark-end text:name="__RefHeading___Toc197_697823169"/></text:h>
      <text:p text:style-name="P22">Display the History window.</text:p>
      <text:h text:style-name="P74" text:outline-level="2"><text:bookmark-start text:name="__RefHeading___Toc209_697823169"/><text:soft-page-break/>View<text:bookmark-end text:name="__RefHeading___Toc209_697823169"/></text:h>
      <text:h text:style-name="P67" text:outline-level="3"><text:bookmark-start text:name="__RefHeading___Toc211_697823169"/>Show Full Screen<text:bookmark-end text:name="__RefHeading___Toc211_697823169"/></text:h>
      <text:p text:style-name="P25">Disable or enable full-screen mode.</text:p>
      <text:h text:style-name="P67" text:outline-level="3"><text:bookmark-start text:name="__RefHeading___Toc213_697823169"/>Show Status Bar<text:bookmark-end text:name="__RefHeading___Toc213_697823169"/></text:h>
      <text:p text:style-name="P25">Hide or show the status bar.</text:p>
      <text:h text:style-name="P75" text:outline-level="2"><text:bookmark-start text:name="__RefHeading___Toc201_697823169"/>Help<text:bookmark-end text:name="__RefHeading___Toc201_697823169"/></text:h>
      <text:h text:style-name="P68" text:outline-level="3"><text:bookmark-start text:name="__RefHeading___Toc203_697823169"/>About<text:bookmark-end text:name="__RefHeading___Toc203_697823169"/></text:h>
      <text:p text:style-name="P23">Display <text:span text:style-name="T9">the </text:span>About dialog.</text:p>
      <text:p text:style-name="P24">[INSERT ABOUT IMAGE]</text:p>
      <text:h text:style-name="P68" text:outline-level="3"><text:bookmark-start text:name="__RefHeading___Toc205_697823169"/>Show Documentation<text:bookmark-end text:name="__RefHeading___Toc205_697823169"/></text:h>
      <text:p text:style-name="P23">Display this document in a <text:span text:style-name="T8">Dooble</text:span> window.</text:p>
      <text:p text:style-name="P35"/>
      <text:h text:style-name="P50" text:outline-level="1"><text:bookmark-start text:name="__RefHeading___Toc440_938157555"/>History<text:bookmark-end text:name="__RefHeading___Toc440_938157555"/></text:h>
      <text:p text:style-name="P11">This History window is a general-purpose container depicting <text:span text:style-name="T18">Dooble’s</text:span> <text:span text:style-name="T18">browsing </text:span>history. A simple search is included. Selected items may be removed via a context menu. The SQLite database <text:span text:style-name="T19">file </text:span>dooble_history.db contains history data, along with favorites data.</text:p>
      <text:p text:style-name="P11">[INSERT HISTORY WINDOW IMAGE]</text:p>
      <text:p text:style-name="P11"/>
      <text:h text:style-name="P52" text:outline-level="1"><text:bookmark-start text:name="__RefHeading___Toc6188_1852866977"/>Private Windows<text:bookmark-end text:name="__RefHeading___Toc6188_1852866977"/></text:h>
      <text:p text:style-name="P5">When browsing in private windows, Dooble does not save the following data:</text:p>
      <text:list xml:id="list8568431590661161240" text:style-name="L1">
        <text:list-item>
          <text:p text:style-name="P36">Cookies</text:p>
        </text:list-item>
        <text:list-item>
          <text:p text:style-name="P36">History</text:p>
        </text:list-item>
        <text:list-item>
          <text:p text:style-name="P36">Temporary Files</text:p>
        </text:list-item>
        <text:list-item>
          <text:p text:style-name="P36">Visited Links</text:p>
        </text:list-item>
      </text:list>
      <text:p text:style-name="P5">While in private windows, Dooble does save:</text:p>
      <text:list xml:id="list2070882999910370019" text:style-name="L2">
        <text:list-item>
          <text:p text:style-name="P37">Downloads</text:p>
        </text:list-item>
        <text:list-item>
          <text:p text:style-name="P37">Favorites</text:p>
        </text:list-item>
      </text:list>
      <text:p text:style-name="P4">[INSERT PRIVATE WINDOW IMAGE]</text:p>
      <text:p text:style-name="P4"/>
      <text:h text:style-name="P50" text:outline-level="1"><text:bookmark-start text:name="__RefHeading___Toc432_938157555"/>Security Considerations<text:bookmark-end text:name="__RefHeading___Toc432_938157555"/></text:h>
      <text:list xml:id="list5437090691000270015" text:style-name="L3">
        <text:list-item>
          <text:p text:style-name="P38">Dooble does not exercise secure memory.</text:p>
        </text:list-item>
        <text:list-item>
          <text:p text:style-name="P38">The AES and Threefish implementations are not designed to be thread-safe.</text:p>
        </text:list-item>
      </text:list>
      <text:p text:style-name="P11"/>
      <text:h text:style-name="P53" text:outline-level="1"><text:bookmark-start text:name="__RefHeading___Toc2289_938157555"/>Settings<text:bookmark-end text:name="__RefHeading___Toc2289_938157555"/></text:h>
      <text:p text:style-name="P42">This section describes some of the sections of the Settings window.</text:p>
      <text:p text:style-name="P42">[INSERT SETTINGS WINDOW IMAGE]</text:p>
      <text:h text:style-name="P50" text:outline-level="1"><text:bookmark-start text:name="__RefHeading___Toc422_938157555"/>Sources of Randomness<text:bookmark-end text:name="__RefHeading___Toc422_938157555"/></text:h>
      <text:p text:style-name="P11">Dooble requires data streams of random data for a variety of cryptographic algorithms. This section briefly describes the sources of these data streams <text:span text:style-name="T22">for</text:span> various operating systems.</text:p>
      <text:h text:style-name="P76" text:outline-level="2"><text:bookmark-start text:name="__RefHeading___Toc424_938157555"/>BSD<text:bookmark-end text:name="__RefHeading___Toc424_938157555"/></text:h>
      <text:p text:style-name="P17">BSD-like systems acquire pseudo-random data from the /dev/random device.</text:p>
      <text:h text:style-name="P76" text:outline-level="2"><text:bookmark-start text:name="__RefHeading___Toc426_938157555"/>Linux<text:bookmark-end text:name="__RefHeading___Toc426_938157555"/></text:h>
      <text:p text:style-name="P17">Linux systems acquire pseudo-random data from the /dev/urandom device.</text:p>
      <text:h text:style-name="P76" text:outline-level="2"><text:bookmark-start text:name="__RefHeading___Toc428_938157555"/>Windows<text:bookmark-end text:name="__RefHeading___Toc428_938157555"/></text:h>
      <text:p text:style-name="P17">Please read <text:a xlink:type="simple" xlink:href="https://msdn.microsoft.com/en-us/library/windows/desktop/aa379942(v=vs.85).aspx" text:style-name="Internet_20_link" text:visited-style-name="Visited_20_Internet_20_Link">https://msdn.microsoft.com/en-us/library/windows/desktop/aa379942(v=vs.85).aspx</text:a>.</text:p>
      <text:p text:style-name="P34"/>
      <text:h text:style-name="P50" text:outline-level="1"><text:bookmark-start text:name="__RefHeading___Toc434_938157555"/>Supported Protocols<text:bookmark-end text:name="__RefHeading___Toc434_938157555"/></text:h>
      <text:p text:style-name="P11">Dooble supports the FILE, FTP, GOPHER, and HTTP(S) protocols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1-03T19:52:56.026652086</dc:date>
    <meta:editing-duration>P1DT16H7M9S</meta:editing-duration>
    <meta:editing-cycles>123</meta:editing-cycles>
    <meta:generator>LibreOffice/5.1.6.2$Linux_X86_64 LibreOffice_project/10m0$Build-2</meta:generator>
    <meta:document-statistic meta:table-count="0" meta:image-count="0" meta:object-count="0" meta:page-count="17" meta:paragraph-count="159" meta:word-count="829" meta:character-count="5381" meta:non-whitespace-character-count="4719"/>
  </office:meta>
</office:document-meta>
</file>